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table:align="left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1e9b" officeooo:paragraph-rsid="00061e9b"/>
    </style:style>
    <style:style style:name="P2" style:family="paragraph" style:parent-style-name="Standard">
      <style:text-properties officeooo:rsid="00064197" officeooo:paragraph-rsid="00064197"/>
    </style:style>
    <style:style style:name="P3" style:family="paragraph" style:parent-style-name="Standard">
      <style:text-properties officeooo:rsid="00094547" officeooo:paragraph-rsid="00094547"/>
    </style:style>
    <style:style style:name="P4" style:family="paragraph" style:parent-style-name="Standard">
      <style:text-properties officeooo:rsid="000b6f8d" officeooo:paragraph-rsid="000b6f8d"/>
    </style:style>
    <style:style style:name="P5" style:family="paragraph" style:parent-style-name="Table_20_Contents">
      <style:text-properties officeooo:rsid="00064197" officeooo:paragraph-rsid="00064197"/>
    </style:style>
    <style:style style:name="P6" style:family="paragraph" style:parent-style-name="Table_20_Contents">
      <style:text-properties officeooo:paragraph-rsid="00064197"/>
    </style:style>
    <style:style style:name="P7" style:family="paragraph" style:parent-style-name="Table_20_Contents">
      <style:text-properties officeooo:rsid="000787c9" officeooo:paragraph-rsid="000787c9"/>
    </style:style>
    <style:style style:name="P8" style:family="paragraph" style:parent-style-name="Table_20_Contents">
      <style:text-properties officeooo:rsid="00094547" officeooo:paragraph-rsid="00094547"/>
    </style:style>
    <style:style style:name="P9" style:family="paragraph" style:parent-style-name="Table_20_Contents">
      <style:text-properties officeooo:rsid="0009ad04" officeooo:paragraph-rsid="0009ad04"/>
    </style:style>
    <style:style style:name="P10" style:family="paragraph" style:parent-style-name="Table_20_Contents">
      <style:text-properties officeooo:rsid="000b6f8d" officeooo:paragraph-rsid="000b6f8d"/>
    </style:style>
    <style:style style:name="T1" style:family="text">
      <style:text-properties officeooo:rsid="00064197"/>
    </style:style>
    <style:style style:name="T2" style:family="text">
      <style:text-properties officeooo:rsid="000787c9"/>
    </style:style>
    <style:style style:name="T3" style:family="text">
      <style:text-properties officeooo:rsid="0009454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0c14" style:font-style-asian="italic" style:font-style-complex="italic"/>
    </style:style>
    <style:style style:name="T6" style:family="text">
      <style:text-properties officeooo:rsid="0009ad04"/>
    </style:style>
    <style:style style:name="T7" style:family="text">
      <style:text-properties officeooo:rsid="000d0c14"/>
    </style:style>
    <style:style style:name="T8" style:family="text">
      <style:text-properties fo:font-weight="bold" officeooo:rsid="000d0c14" style:font-weight-asian="bold" style:font-weight-complex="bold"/>
    </style:style>
    <style:style style:name="T9" style:family="text">
      <style:text-properties officeooo:rsid="000d8d5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2" text:anchor-type="paragraph" svg:x="0.1362in" svg:y="0.0528in" svg:width="6.2984in" svg:height="3.5429in" draw:z-index="0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1 pixel</text:p>
          </table:table-cell>
          <table:table-cell table:style-name="Table1.A1" office:value-type="string">
            <text:p text:style-name="P5">2 píxeles</text:p>
          </table:table-cell>
          <table:table-cell table:style-name="Table1.D1" office:value-type="string">
            <text:p text:style-name="P7">Proporción</text:p>
          </table:table-cell>
        </table:table-row>
        <table:table-row>
          <table:table-cell table:style-name="Table1.A2" office:value-type="string">
            <text:p text:style-name="Table_20_Contents">NoCountryForOldMen.32x18.bmp</text:p>
          </table:table-cell>
          <table:table-cell table:style-name="Table1.A2" office:value-type="string">
            <text:p text:style-name="Table_20_Contents">32.757.116</text:p>
          </table:table-cell>
          <table:table-cell table:style-name="Table1.A2" office:value-type="string">
            <text:p text:style-name="Table_20_Contents">7.762.176</text:p>
          </table:table-cell>
          <table:table-cell table:style-name="Table1.D2" office:value-type="string">
            <text:p text:style-name="P7">23%</text:p>
          </table:table-cell>
        </table:table-row>
        <table:table-row>
          <table:table-cell table:style-name="Table1.A2" office:value-type="string">
            <text:p text:style-name="Table_20_Contents">NoCountryForOldMen.64x37.bmp</text:p>
          </table:table-cell>
          <table:table-cell table:style-name="Table1.A2" office:value-type="string">
            <text:p text:style-name="Table_20_Contents">70.338.688</text:p>
          </table:table-cell>
          <table:table-cell table:style-name="Table1.A2" office:value-type="string">
            <text:p text:style-name="Table_20_Contents">54.174.696</text:p>
          </table:table-cell>
          <table:table-cell table:style-name="Table1.D2" office:value-type="string">
            <text:p text:style-name="P7">77%</text:p>
          </table:table-cell>
        </table:table-row>
        <table:table-row>
          <table:table-cell table:style-name="Table1.A2" office:value-type="string">
            <text:p text:style-name="Table_20_Contents">NoCountryForOldMen.128x75.bmp</text:p>
          </table:table-cell>
          <table:table-cell table:style-name="Table1.A2" office:value-type="string">
            <text:p text:style-name="Table_20_Contents">329.369.302</text:p>
          </table:table-cell>
          <table:table-cell table:style-name="Table1.A2" office:value-type="string">
            <text:p text:style-name="Table_20_Contents">142.169.076</text:p>
          </table:table-cell>
          <table:table-cell table:style-name="Table1.D2" office:value-type="string">
            <text:p text:style-name="P7">43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256x150</text:span>.bmp</text:p>
          </table:table-cell>
          <table:table-cell table:style-name="Table1.A2" office:value-type="string">
            <text:p text:style-name="Table_20_Contents">1.534.148.492</text:p>
          </table:table-cell>
          <table:table-cell table:style-name="Table1.A2" office:value-type="string">
            <text:p text:style-name="Table_20_Contents">779.714.720</text:p>
          </table:table-cell>
          <table:table-cell table:style-name="Table1.D2" office:value-type="string">
            <text:p text:style-name="P7">50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512x300</text:span>.bmp</text:p>
          </table:table-cell>
          <table:table-cell table:style-name="Table1.A2" office:value-type="string">
            <text:p text:style-name="Table_20_Contents">5.241.723.276</text:p>
          </table:table-cell>
          <table:table-cell table:style-name="Table1.A2" office:value-type="string">
            <text:p text:style-name="Table_20_Contents">2.264.588.952</text:p>
          </table:table-cell>
          <table:table-cell table:style-name="Table1.D2" office:value-type="string">
            <text:p text:style-name="P7">43%</text:p>
          </table:table-cell>
        </table:table-row>
        <table:table-row>
          <table:table-cell table:style-name="Table1.A2" office:value-type="string">
            <text:p text:style-name="Table_20_Contents">NoCountryForOldMen.<text:span text:style-name="T1">1024x600</text:span>.bmp</text:p>
          </table:table-cell>
          <table:table-cell table:style-name="Table1.A2" office:value-type="string">
            <text:p text:style-name="Table_20_Contents">20.221.865.168</text:p>
          </table:table-cell>
          <table:table-cell table:style-name="Table1.A2" office:value-type="string">
            <text:p text:style-name="Table_20_Contents">10.448.886.972</text:p>
          </table:table-cell>
          <table:table-cell table:style-name="Table1.D2" office:value-type="string">
            <text:p text:style-name="P7">51%</text:p>
          </table:table-cell>
        </table:table-row>
        <table:table-row>
          <table:table-cell table:style-name="Table1.A2" office:value-type="string">
            <text:p text:style-name="P6">NoCountryForOldMen.<text:span text:style-name="T1">2048x1200</text:span>.bmp</text:p>
          </table:table-cell>
          <table:table-cell table:style-name="Table1.A2" office:value-type="string">
            <text:p text:style-name="Table_20_Contents">108.308.927.652</text:p>
          </table:table-cell>
          <table:table-cell table:style-name="Table1.A2" office:value-type="string">
            <text:p text:style-name="Table_20_Contents">55.644.953.036</text:p>
          </table:table-cell>
          <table:table-cell table:style-name="Table1.D2" office:value-type="string">
            <text:p text:style-name="P7">51%</text:p>
          </table:table-cell>
        </table:table-row>
      </table:table>
      <text:p text:style-name="Standard"/>
      <text:p text:style-name="Standard"/>
      <text:p text:style-name="P1">Sharpen comparación 1 pixel vs 2 píxeles:</text:p>
      <text:p text:style-name="P1"/>
      <text:p text:style-name="P2">E<text:span text:style-name="T9">n</text:span> este experimento comparamos cuatro tamaños de imagen: 256x150 píxeles, 512x300 píxeles, 1024x600 píxeles y 2048x1200 píxeles. Notar que la cantidad de píxeles en cada imagenes se cuadruplica con respecto a la anterior. </text:p>
      <text:p text:style-name="P2"/>
      <text:p text:style-name="P2">En nuestra experimentación <text:span text:style-name="T2">observamos que, si bien cuando la imagen tien una cantidad reducida de píxeles la proporción entre ambos algoritmos es muy variable (salta de 23% a 77%), con cantidad de píxeles mayores se estabiliza entre 43% y 51%. Teniendo en cuenta el margen de error, podemos concluir que efectivamente procesar de a dos píxeles es aproximadamente (para un tamaño de imagen “razonable”) el doble de rápido que procesar de a uno.</text:span></text:p>
      <text:p text:style-name="P2"/>
      <text:p text:style-name="P3">Lo segundo que podemos <text:span text:style-name="T9">analizar es la relación entre el tamaño de la imagen y la cantidad de ciclos del algoritmo.</text:span></text:p>
      <text:p text:style-name="P1"><text:soft-page-break/></text:p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Proporción para algo. 1 píxel</text:p>
          </table:table-cell>
          <table:table-cell table:style-name="Table2.C1" office:value-type="string">
            <text:p text:style-name="P8">Proporción para algo. 2 píxeles</text:p>
          </table:table-cell>
        </table:table-row>
        <table:table-row>
          <table:table-cell table:style-name="Table2.A2" office:value-type="string">
            <text:p text:style-name="P8">De 32x18 a 64x37</text:p>
          </table:table-cell>
          <table:table-cell table:style-name="Table2.A2" office:value-type="string">
            <text:p text:style-name="P8">X 2,1</text:p>
          </table:table-cell>
          <table:table-cell table:style-name="Table2.C2" office:value-type="string">
            <text:p text:style-name="Table_20_Contents"><text:span text:style-name="T3">X 6,9</text:span></text:p>
          </table:table-cell>
        </table:table-row>
        <table:table-row>
          <table:table-cell table:style-name="Table2.A2" office:value-type="string">
            <text:p text:style-name="P8">De 64x37 a 128x75</text:p>
          </table:table-cell>
          <table:table-cell table:style-name="Table2.A2" office:value-type="string">
            <text:p text:style-name="P8">X 4,7</text:p>
          </table:table-cell>
          <table:table-cell table:style-name="Table2.C2" office:value-type="string">
            <text:p text:style-name="P8">X 2</text:p>
          </table:table-cell>
        </table:table-row>
        <table:table-row>
          <table:table-cell table:style-name="Table2.A2" office:value-type="string">
            <text:p text:style-name="P8">De 128x75 a 256x150</text:p>
          </table:table-cell>
          <table:table-cell table:style-name="Table2.A2" office:value-type="string">
            <text:p text:style-name="P8">X 4,6</text:p>
          </table:table-cell>
          <table:table-cell table:style-name="Table2.C2" office:value-type="string">
            <text:p text:style-name="P8">X 5,4</text:p>
          </table:table-cell>
        </table:table-row>
        <table:table-row>
          <table:table-cell table:style-name="Table2.A2" office:value-type="string">
            <text:p text:style-name="P8">De 256x150 a 512x300</text:p>
          </table:table-cell>
          <table:table-cell table:style-name="Table2.A2" office:value-type="string">
            <text:p text:style-name="P9">X 3,4</text:p>
          </table:table-cell>
          <table:table-cell table:style-name="Table2.C2" office:value-type="string">
            <text:p text:style-name="P8">X 2,9</text:p>
          </table:table-cell>
        </table:table-row>
        <table:table-row>
          <table:table-cell table:style-name="Table2.A2" office:value-type="string">
            <text:p text:style-name="P8">De 512x300 a 1024x600</text:p>
          </table:table-cell>
          <table:table-cell table:style-name="Table2.A2" office:value-type="string">
            <text:p text:style-name="P9">X 3,8</text:p>
          </table:table-cell>
          <table:table-cell table:style-name="Table2.C2" office:value-type="string">
            <text:p text:style-name="P8">X 4,6</text:p>
          </table:table-cell>
        </table:table-row>
        <table:table-row>
          <table:table-cell table:style-name="Table2.A2" office:value-type="string">
            <text:p text:style-name="P8">De 1024x600 a 2048x1200</text:p>
          </table:table-cell>
          <table:table-cell table:style-name="Table2.A2" office:value-type="string">
            <text:p text:style-name="Table_20_Contents"><text:span text:style-name="T6">X</text:span> <text:span text:style-name="T6">5, 4</text:span></text:p>
          </table:table-cell>
          <table:table-cell table:style-name="Table2.C2" office:value-type="string">
            <text:p text:style-name="P8">X 5,3</text:p>
          </table:table-cell>
        </table:table-row>
        <table:table-row>
          <table:table-cell table:style-name="Table2.A2" office:value-type="string">
            <text:p text:style-name="P10">Promedio de los saltos</text:p>
          </table:table-cell>
          <table:table-cell table:style-name="Table2.A2" office:value-type="string">
            <text:p text:style-name="P10">X 4</text:p>
          </table:table-cell>
          <table:table-cell table:style-name="Table2.C2" office:value-type="string">
            <text:p text:style-name="P10">X 4,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><text:span text:style-name="T7">En l</text:span>os resultados vemos que <text:span text:style-name="T7">la variación en las <text:s/>proporciones de los saltos es muy variable (yendo de apenas el doble a 6,9 veces más). Sin embargo, </text:span><text:span text:style-name="T5">en promedio</text:span><text:span text:style-name="T7">, el salto en cantidad de instrucciones cuando cuadriplucamos el tamaño de la imagen es cuatro veces más. Es decir, aproximadamente un incremento </text:span><text:span text:style-name="T8">lineal</text:span><text:span text:style-name="T7"> (y de hecho cerano a la recta identidad) en proporción a la cantidad de píxeles. Tal vez ligeramente mayor en el caso del algoritmo de procesamiento de a 2 píxeles, pero ese resultado podría estar muy influenciado por la primera proporción (7 veces más cuando la imagen va de 32x18 a 64x37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9:36:08.444242811</meta:creation-date>
    <dc:date>2019-05-25T21:14:05.033027878</dc:date>
    <meta:editing-duration>PT2M29S</meta:editing-duration>
    <meta:editing-cycles>1</meta:editing-cycles>
    <meta:document-statistic meta:table-count="2" meta:image-count="0" meta:object-count="1" meta:page-count="2" meta:paragraph-count="59" meta:word-count="338" meta:character-count="2112" meta:non-whitespace-character-count="1831"/>
    <meta:generator>LibreOffice/6.2.2.2$Linux_X86_64 LibreOffice_project/2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67cm" svg:y="3.951cm" style:legend-expansion="high" chart:style-name="ch2"/>
        <chart:plot-area chart:style-name="ch3" chart:data-source-has-labels="both" svg:x="1.33cm" svg:y="0.179cm" svg:width="12.218cm" svg:height="7.66cm">
          <chartooo:coordinate-region svg:x="3.804cm" svg:y="0.179cm" svg:width="9.744cm" svg:height="4.611cm"/>
          <chart:axis chart:dimension="x" chart:name="primary-x" chart:style-name="ch4" chartooo:axis-type="auto">
            <chartooo:date-scale/>
            <chart:title svg:x="6.72cm" svg:y="8.018cm" chart:style-name="ch5">
              <text:p># Píxele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191cm" chart:style-name="ch7">
              <text:p># ciclos de reloj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pixeles</text:p>
              </table:table-cell>
              <table:table-cell office:value-type="string">
                <text:p>1 pixel</text:p>
              </table:table-cell>
            </table:table-row>
          </table:table-header-rows>
          <table:table-rows>
            <table:table-row>
              <table:table-cell office:value-type="string">
                <text:p>38400 (256x150)</text:p>
              </table:table-cell>
              <table:table-cell office:value-type="float" office:value="779714720">
                <text:p>779714720</text:p>
              </table:table-cell>
              <table:table-cell office:value-type="float" office:value="1534148492">
                <text:p>1534148492</text:p>
              </table:table-cell>
            </table:table-row>
            <table:table-row>
              <table:table-cell office:value-type="string">
                <text:p>153600 (512x300)</text:p>
              </table:table-cell>
              <table:table-cell office:value-type="float" office:value="2264588952">
                <text:p>2264588952</text:p>
              </table:table-cell>
              <table:table-cell office:value-type="float" office:value="5241723276">
                <text:p>5241723276</text:p>
              </table:table-cell>
            </table:table-row>
            <table:table-row>
              <table:table-cell office:value-type="string">
                <text:p>614400 (1024x600)</text:p>
              </table:table-cell>
              <table:table-cell office:value-type="float" office:value="10448886972">
                <text:p>10448886972</text:p>
              </table:table-cell>
              <table:table-cell office:value-type="float" office:value="20221865168">
                <text:p>20221865168</text:p>
              </table:table-cell>
            </table:table-row>
            <table:table-row>
              <table:table-cell office:value-type="string">
                <text:p>2457600 (2048x1200)</text:p>
              </table:table-cell>
              <table:table-cell office:value-type="float" office:value="55644953036">
                <text:p>55644953036</text:p>
              </table:table-cell>
              <table:table-cell office:value-type="float" office:value="108308927652">
                <text:p>108308927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